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  <table:table-cell office:value-type="string" calcext:value-type="string">
            <text:p>MARP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969459" calcext:value-type="float">
            <text:p>0.0969459</text:p>
          </table:table-cell>
          <table:table-cell table:formula="of:=SQRT([.A2])" office:value-type="float" office:value="0.524404424085076" calcext:value-type="float">
            <text:p>0.524404424085076</text:p>
          </table:table-cell>
          <table:table-cell table:formula="of:=[.B2]^(1-[.$C2])-[.$C2]/2+VLOOKUP([.$A2];[.$G$2:.$H$40];2;0)" office:value-type="float" office:value="0.39925263932271" calcext:value-type="float">
            <text:p>0.39925263932271</text:p>
          </table:table-cell>
          <table:table-cell table:formula="of:=IF([.D2]&gt;0;[.D2]^(1/(1-[.$C2]));0)" office:value-type="float" office:value="0.14506843708004" calcext:value-type="float">
            <text:p>0.14506843708004</text:p>
          </table:table-cell>
          <table:table-cell/>
          <table:table-cell office:value-type="float" office:value="0.975" calcext:value-type="float">
            <text:p>0.975</text:p>
          </table:table-cell>
          <table:table-cell table:style-name="ce3" office:value-type="float" office:value="0.54684889758327" calcext:value-type="float">
            <text:p>0.5468488975832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60161" calcext:value-type="float">
            <text:p>0.0160161</text:p>
          </table:table-cell>
          <table:table-cell table:formula="of:=SQRT([.A3])" office:value-type="float" office:value="0.774596669241483" calcext:value-type="float">
            <text:p>0.774596669241483</text:p>
          </table:table-cell>
          <table:table-cell table:formula="of:=[.B3]^(1-[.$C3])-[.$C3]/2+VLOOKUP([.$A3];[.$G$2:.$H$40];2;0)" office:value-type="float" office:value="0.341561803598321" calcext:value-type="float">
            <text:p>0.341561803598321</text:p>
          </table:table-cell>
          <table:table-cell table:formula="of:=IF([.D3]&gt;0;[.D3]^(1/(1-[.$C3]));0)" office:value-type="float" office:value="0.00851609359863491" calcext:value-type="float">
            <text:p>0.00851609359863491</text:p>
          </table:table-cell>
          <table:table-cell/>
          <table:table-cell office:value-type="float" office:value="0.95" calcext:value-type="float">
            <text:p>0.95</text:p>
          </table:table-cell>
          <table:table-cell table:style-name="ce3" office:value-type="float" office:value="0.48777312888493" calcext:value-type="float">
            <text:p>0.4877731288849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88452" calcext:value-type="float">
            <text:p>0.788452</text:p>
          </table:table-cell>
          <table:table-cell table:formula="of:=SQRT([.A4])" office:value-type="float" office:value="0.316227766016838" calcext:value-type="float">
            <text:p>0.316227766016838</text:p>
          </table:table-cell>
          <table:table-cell table:formula="of:=[.B4]^(1-[.$C4])-[.$C4]/2+VLOOKUP([.$A4];[.$G$2:.$H$40];2;0)" office:value-type="float" office:value="0.863798483071759" calcext:value-type="float">
            <text:p>0.863798483071759</text:p>
          </table:table-cell>
          <table:table-cell table:formula="of:=IF([.D4]&gt;0;[.D4]^(1/(1-[.$C4]));0)" office:value-type="float" office:value="0.807243877965398" calcext:value-type="float">
            <text:p>0.807243877965398</text:p>
          </table:table-cell>
          <table:table-cell/>
          <table:table-cell office:value-type="float" office:value="0.925" calcext:value-type="float">
            <text:p>0.925</text:p>
          </table:table-cell>
          <table:table-cell table:style-name="ce3" office:value-type="float" office:value="0.456201657128782" calcext:value-type="float">
            <text:p>0.45620165712878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52027" calcext:value-type="float">
            <text:p>0.00152027</text:p>
          </table:table-cell>
          <table:table-cell table:formula="of:=SQRT([.A5])" office:value-type="float" office:value="0.741619848709566" calcext:value-type="float">
            <text:p>0.741619848709566</text:p>
          </table:table-cell>
          <table:table-cell table:formula="of:=[.B5]^(1-[.$C5])-[.$C5]/2+VLOOKUP([.$A5];[.$G$2:.$H$40];2;0)" office:value-type="float" office:value="0.152240057519282" calcext:value-type="float">
            <text:p>0.152240057519282</text:p>
          </table:table-cell>
          <table:table-cell table:formula="of:=IF([.D5]&gt;0;[.D5]^(1/(1-[.$C5]));0)" office:value-type="float" office:value="0.000685755465902008" calcext:value-type="float">
            <text:p>0.000685755465902008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3" office:value-type="float" office:value="0.426963321286578" calcext:value-type="float">
            <text:p>0.42696332128657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06373" calcext:value-type="float">
            <text:p>0.0306373</text:p>
          </table:table-cell>
          <table:table-cell table:formula="of:=SQRT([.A6])" office:value-type="float" office:value="0.632455532033676" calcext:value-type="float">
            <text:p>0.632455532033676</text:p>
          </table:table-cell>
          <table:table-cell table:formula="of:=[.B6]^(1-[.$C6])-[.$C6]/2+VLOOKUP([.$A6];[.$G$2:.$H$40];2;0)" office:value-type="float" office:value="0.305225102480107" calcext:value-type="float">
            <text:p>0.305225102480107</text:p>
          </table:table-cell>
          <table:table-cell table:formula="of:=IF([.D6]&gt;0;[.D6]^(1/(1-[.$C6]));0)" office:value-type="float" office:value="0.0396073502176464" calcext:value-type="float">
            <text:p>0.0396073502176464</text:p>
          </table:table-cell>
          <table:table-cell/>
          <table:table-cell office:value-type="float" office:value="0.875" calcext:value-type="float">
            <text:p>0.875</text:p>
          </table:table-cell>
          <table:table-cell table:style-name="ce3" office:value-type="float" office:value="0.399376624963174" calcext:value-type="float">
            <text:p>0.39937662496317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000296626" calcext:value-type="float">
            <text:p>2.97E-09</text:p>
          </table:table-cell>
          <table:table-cell table:formula="of:=SQRT([.A7])" office:value-type="float" office:value="0.741619848709566" calcext:value-type="float">
            <text:p>0.741619848709566</text:p>
          </table:table-cell>
          <table:table-cell table:formula="of:=[.B7]^(1-[.$C7])-[.$C7]/2+VLOOKUP([.$A7];[.$G$2:.$H$40];2;0)" office:value-type="float" office:value="-0.0285094941120076" calcext:value-type="float">
            <text:p>-0.0285094941120076</text:p>
          </table:table-cell>
          <table:table-cell table:formula="of:=IF([.D7]&gt;0;[.D7]^(1/(1-[.$C7]));0)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style-name="ce3" office:value-type="float" office:value="0.388580799407949" calcext:value-type="float">
            <text:p>0.38858079940794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974284" calcext:value-type="float">
            <text:p>0.000974284</text:p>
          </table:table-cell>
          <table:table-cell table:formula="of:=SQRT([.A8])" office:value-type="float" office:value="0.806225774829855" calcext:value-type="float">
            <text:p>0.806225774829855</text:p>
          </table:table-cell>
          <table:table-cell table:formula="of:=[.B8]^(1-[.$C8])-[.$C8]/2+VLOOKUP([.$A8];[.$G$2:.$H$40];2;0)" office:value-type="float" office:value="0.20087517891036" calcext:value-type="float">
            <text:p>0.20087517891036</text:p>
          </table:table-cell>
          <table:table-cell table:formula="of:=IF([.D8]&gt;0;[.D8]^(1/(1-[.$C8]));0)" office:value-type="float" office:value="0.000252726000860204" calcext:value-type="float">
            <text:p>0.000252726000860204</text:p>
          </table:table-cell>
          <table:table-cell/>
          <table:table-cell office:value-type="float" office:value="0.825" calcext:value-type="float">
            <text:p>0.825</text:p>
          </table:table-cell>
          <table:table-cell table:style-name="ce3" office:value-type="float" office:value="0.371503361576768" calcext:value-type="float">
            <text:p>0.37150336157676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62644" calcext:value-type="float">
            <text:p>0.0562644</text:p>
          </table:table-cell>
          <table:table-cell table:formula="of:=SQRT([.A9])" office:value-type="float" office:value="0.547722557505166" calcext:value-type="float">
            <text:p>0.547722557505166</text:p>
          </table:table-cell>
          <table:table-cell table:formula="of:=[.B9]^(1-[.$C9])-[.$C9]/2+VLOOKUP([.$A9];[.$G$2:.$H$40];2;0)" office:value-type="float" office:value="0.331186063757092" calcext:value-type="float">
            <text:p>0.331186063757092</text:p>
          </table:table-cell>
          <table:table-cell table:formula="of:=IF([.D9]&gt;0;[.D9]^(1/(1-[.$C9]));0)" office:value-type="float" office:value="0.0868688044622286" calcext:value-type="float">
            <text:p>0.0868688044622286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3" office:value-type="float" office:value="0.365009008487881" calcext:value-type="float">
            <text:p>0.365009008487881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8586" calcext:value-type="float">
            <text:p>0.0128586</text:p>
          </table:table-cell>
          <table:table-cell table:formula="of:=SQRT([.A10])" office:value-type="float" office:value="0.689202437604511" calcext:value-type="float">
            <text:p>0.689202437604511</text:p>
          </table:table-cell>
          <table:table-cell table:formula="of:=[.B10]^(1-[.$C10])-[.$C10]/2+VLOOKUP([.$A10];[.$G$2:.$H$40];2;0)" office:value-type="float" office:value="0.251583695103779" calcext:value-type="float">
            <text:p>0.251583695103779</text:p>
          </table:table-cell>
          <table:table-cell table:formula="of:=IF([.D10]&gt;0;[.D10]^(1/(1-[.$C10]));0)" office:value-type="float" office:value="0.0117944817902439" calcext:value-type="float">
            <text:p>0.0117944817902439</text:p>
          </table:table-cell>
          <table:table-cell/>
          <table:table-cell office:value-type="float" office:value="0.775" calcext:value-type="float">
            <text:p>0.775</text:p>
          </table:table-cell>
          <table:table-cell table:style-name="ce3" office:value-type="float" office:value="0.367668161402617" calcext:value-type="float">
            <text:p>0.36766816140261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79253" calcext:value-type="float">
            <text:p>0.0679253</text:p>
          </table:table-cell>
          <table:table-cell table:formula="of:=SQRT([.A11])" office:value-type="float" office:value="0.591607978309962" calcext:value-type="float">
            <text:p>0.591607978309962</text:p>
          </table:table-cell>
          <table:table-cell table:formula="of:=[.B11]^(1-[.$C11])-[.$C11]/2+VLOOKUP([.$A11];[.$G$2:.$H$40];2;0)" office:value-type="float" office:value="0.378734242704081" calcext:value-type="float">
            <text:p>0.378734242704081</text:p>
          </table:table-cell>
          <table:table-cell table:formula="of:=IF([.D11]&gt;0;[.D11]^(1/(1-[.$C11]));0)" office:value-type="float" office:value="0.0927894013144847" calcext:value-type="float">
            <text:p>0.0927894013144847</text:p>
          </table:table-cell>
          <table:table-cell/>
          <table:table-cell office:value-type="float" office:value="0.75" calcext:value-type="float">
            <text:p>0.75</text:p>
          </table:table-cell>
          <table:table-cell table:style-name="ce3" office:value-type="float" office:value="0.365957671472061" calcext:value-type="float">
            <text:p>0.365957671472061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6708" calcext:value-type="float">
            <text:p>0.16708</text:p>
          </table:table-cell>
          <table:table-cell table:formula="of:=SQRT([.A12])" office:value-type="float" office:value="0.474341649025257" calcext:value-type="float">
            <text:p>0.474341649025257</text:p>
          </table:table-cell>
          <table:table-cell table:formula="of:=[.B12]^(1-[.$C12])-[.$C12]/2+VLOOKUP([.$A12];[.$G$2:.$H$40];2;0)" office:value-type="float" office:value="0.45241457461573" calcext:value-type="float">
            <text:p>0.45241457461573</text:p>
          </table:table-cell>
          <table:table-cell table:formula="of:=IF([.D12]&gt;0;[.D12]^(1/(1-[.$C12]));0)" office:value-type="float" office:value="0.221157137556926" calcext:value-type="float">
            <text:p>0.221157137556926</text:p>
          </table:table-cell>
          <table:table-cell/>
          <table:table-cell office:value-type="float" office:value="0.725" calcext:value-type="float">
            <text:p>0.725</text:p>
          </table:table-cell>
          <table:table-cell table:style-name="ce3" office:value-type="float" office:value="0.356611645368172" calcext:value-type="float">
            <text:p>0.35661164536817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66604" calcext:value-type="float">
            <text:p>0.0266604</text:p>
          </table:table-cell>
          <table:table-cell table:formula="of:=SQRT([.A13])" office:value-type="float" office:value="0.670820393249937" calcext:value-type="float">
            <text:p>0.670820393249937</text:p>
          </table:table-cell>
          <table:table-cell table:formula="of:=[.B13]^(1-[.$C13])-[.$C13]/2+VLOOKUP([.$A13];[.$G$2:.$H$40];2;0)" office:value-type="float" office:value="0.308357214582254" calcext:value-type="float">
            <text:p>0.308357214582254</text:p>
          </table:table-cell>
          <table:table-cell table:formula="of:=IF([.D13]&gt;0;[.D13]^(1/(1-[.$C13]));0)" office:value-type="float" office:value="0.0280427339939323" calcext:value-type="float">
            <text:p>0.0280427339939323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3" office:value-type="float" office:value="0.352568947824233" calcext:value-type="float">
            <text:p>0.352568947824233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271687" calcext:value-type="float">
            <text:p>2.72E-08</text:p>
          </table:table-cell>
          <table:table-cell table:formula="of:=SQRT([.A14])" office:value-type="float" office:value="0.821583836257749" calcext:value-type="float">
            <text:p>0.821583836257749</text:p>
          </table:table-cell>
          <table:table-cell table:formula="of:=[.B14]^(1-[.$C14])-[.$C14]/2+VLOOKUP([.$A14];[.$G$2:.$H$40];2;0)" office:value-type="float" office:value="-0.0250021477144489" calcext:value-type="float">
            <text:p>-0.0250021477144489</text:p>
          </table:table-cell>
          <table:table-cell table:formula="of:=IF([.D14]&gt;0;[.D14]^(1/(1-[.$C14]));0)" office:value-type="float" office:value="0" calcext:value-type="float">
            <text:p>0</text:p>
          </table:table-cell>
          <table:table-cell/>
          <table:table-cell office:value-type="float" office:value="0.675" calcext:value-type="float">
            <text:p>0.675</text:p>
          </table:table-cell>
          <table:table-cell table:style-name="ce3" office:value-type="float" office:value="0.341109520816452" calcext:value-type="float">
            <text:p>0.34110952081645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86806" calcext:value-type="float">
            <text:p>0.0486806</text:p>
          </table:table-cell>
          <table:table-cell table:formula="of:=SQRT([.A15])" office:value-type="float" office:value="0.632455532033676" calcext:value-type="float">
            <text:p>0.632455532033676</text:p>
          </table:table-cell>
          <table:table-cell table:formula="of:=[.B15]^(1-[.$C15])-[.$C15]/2+VLOOKUP([.$A15];[.$G$2:.$H$40];2;0)" office:value-type="float" office:value="0.356755176024594" calcext:value-type="float">
            <text:p>0.356755176024594</text:p>
          </table:table-cell>
          <table:table-cell table:formula="of:=IF([.D15]&gt;0;[.D15]^(1/(1-[.$C15]));0)" office:value-type="float" office:value="0.0605490480931724" calcext:value-type="float">
            <text:p>0.0605490480931724</text:p>
          </table:table-cell>
          <table:table-cell/>
          <table:table-cell office:value-type="float" office:value="0.65" calcext:value-type="float">
            <text:p>0.65</text:p>
          </table:table-cell>
          <table:table-cell table:style-name="ce3" office:value-type="float" office:value="0.343081577857772" calcext:value-type="float">
            <text:p>0.34308157785777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9813" calcext:value-type="float">
            <text:p>0.039813</text:p>
          </table:table-cell>
          <table:table-cell table:formula="of:=SQRT([.A16])" office:value-type="float" office:value="0.632455532033676" calcext:value-type="float">
            <text:p>0.632455532033676</text:p>
          </table:table-cell>
          <table:table-cell table:formula="of:=[.B16]^(1-[.$C16])-[.$C16]/2+VLOOKUP([.$A16];[.$G$2:.$H$40];2;0)" office:value-type="float" office:value="0.333297290602539" calcext:value-type="float">
            <text:p>0.333297290602539</text:p>
          </table:table-cell>
          <table:table-cell table:formula="of:=IF([.D16]&gt;0;[.D16]^(1/(1-[.$C16]));0)" office:value-type="float" office:value="0.0503199469751545" calcext:value-type="float">
            <text:p>0.0503199469751545</text:p>
          </table:table-cell>
          <table:table-cell/>
          <table:table-cell office:value-type="float" office:value="0.625" calcext:value-type="float">
            <text:p>0.625</text:p>
          </table:table-cell>
          <table:table-cell table:style-name="ce3" office:value-type="float" office:value="0.340295212076521" calcext:value-type="float">
            <text:p>0.34029521207652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877782" calcext:value-type="float">
            <text:p>0.0877782</text:p>
          </table:table-cell>
          <table:table-cell table:formula="of:=SQRT([.A17])" office:value-type="float" office:value="0.570087712549569" calcext:value-type="float">
            <text:p>0.570087712549569</text:p>
          </table:table-cell>
          <table:table-cell table:formula="of:=[.B17]^(1-[.$C17])-[.$C17]/2+VLOOKUP([.$A17];[.$G$2:.$H$40];2;0)" office:value-type="float" office:value="0.406750828223996" calcext:value-type="float">
            <text:p>0.406750828223996</text:p>
          </table:table-cell>
          <table:table-cell table:formula="of:=IF([.D17]&gt;0;[.D17]^(1/(1-[.$C17]));0)" office:value-type="float" office:value="0.123388912972359" calcext:value-type="float">
            <text:p>0.123388912972359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3" office:value-type="float" office:value="0.335037101934949" calcext:value-type="float">
            <text:p>0.33503710193494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37826" calcext:value-type="float">
            <text:p>0.0837826</text:p>
          </table:table-cell>
          <table:table-cell table:formula="of:=SQRT([.A18])" office:value-type="float" office:value="0.591607978309962" calcext:value-type="float">
            <text:p>0.591607978309962</text:p>
          </table:table-cell>
          <table:table-cell table:formula="of:=[.B18]^(1-[.$C18])-[.$C18]/2+VLOOKUP([.$A18];[.$G$2:.$H$40];2;0)" office:value-type="float" office:value="0.408565264513521" calcext:value-type="float">
            <text:p>0.408565264513521</text:p>
          </table:table-cell>
          <table:table-cell table:formula="of:=IF([.D18]&gt;0;[.D18]^(1/(1-[.$C18]));0)" office:value-type="float" office:value="0.111718221199815" calcext:value-type="float">
            <text:p>0.111718221199815</text:p>
          </table:table-cell>
          <table:table-cell/>
          <table:table-cell office:value-type="float" office:value="0.575" calcext:value-type="float">
            <text:p>0.575</text:p>
          </table:table-cell>
          <table:table-cell table:style-name="ce3" office:value-type="float" office:value="0.33748118436871" calcext:value-type="float">
            <text:p>0.33748118436871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938524" calcext:value-type="float">
            <text:p>0.00938524</text:p>
          </table:table-cell>
          <table:table-cell table:formula="of:=SQRT([.A19])" office:value-type="float" office:value="0.651920240520265" calcext:value-type="float">
            <text:p>0.651920240520265</text:p>
          </table:table-cell>
          <table:table-cell table:formula="of:=[.B19]^(1-[.$C19])-[.$C19]/2+VLOOKUP([.$A19];[.$G$2:.$H$40];2;0)" office:value-type="float" office:value="0.214084600941401" calcext:value-type="float">
            <text:p>0.214084600941401</text:p>
          </table:table-cell>
          <table:table-cell table:formula="of:=IF([.D19]&gt;0;[.D19]^(1/(1-[.$C19]));0)" office:value-type="float" office:value="0.0119353646051117" calcext:value-type="float">
            <text:p>0.0119353646051117</text:p>
          </table:table-cell>
          <table:table-cell/>
          <table:table-cell office:value-type="float" office:value="0.55" calcext:value-type="float">
            <text:p>0.55</text:p>
          </table:table-cell>
          <table:table-cell table:style-name="ce3" office:value-type="float" office:value="0.336040231415044" calcext:value-type="float">
            <text:p>0.33604023141504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436544" calcext:value-type="float">
            <text:p>0.0436544</text:p>
          </table:table-cell>
          <table:table-cell table:formula="of:=SQRT([.A20])" office:value-type="float" office:value="0.547722557505166" calcext:value-type="float">
            <text:p>0.547722557505166</text:p>
          </table:table-cell>
          <table:table-cell table:formula="of:=[.B20]^(1-[.$C20])-[.$C20]/2+VLOOKUP([.$A20];[.$G$2:.$H$40];2;0)" office:value-type="float" office:value="0.301680766210727" calcext:value-type="float">
            <text:p>0.301680766210727</text:p>
          </table:table-cell>
          <table:table-cell table:formula="of:=IF([.D20]&gt;0;[.D20]^(1/(1-[.$C20]));0)" office:value-type="float" office:value="0.070674545064412" calcext:value-type="float">
            <text:p>0.070674545064412</text:p>
          </table:table-cell>
          <table:table-cell/>
          <table:table-cell office:value-type="float" office:value="0.525" calcext:value-type="float">
            <text:p>0.525</text:p>
          </table:table-cell>
          <table:table-cell table:style-name="ce3" office:value-type="float" office:value="0.340298421991149" calcext:value-type="float">
            <text:p>0.340298421991149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72194" calcext:value-type="float">
            <text:p>0.00272194</text:p>
          </table:table-cell>
          <table:table-cell table:formula="of:=SQRT([.A21])" office:value-type="float" office:value="0.724568837309472" calcext:value-type="float">
            <text:p>0.724568837309472</text:p>
          </table:table-cell>
          <table:table-cell table:formula="of:=[.B21]^(1-[.$C21])-[.$C21]/2+VLOOKUP([.$A21];[.$G$2:.$H$40];2;0)" office:value-type="float" office:value="0.174569691273827" calcext:value-type="float">
            <text:p>0.174569691273827</text:p>
          </table:table-cell>
          <table:table-cell table:formula="of:=IF([.D21]&gt;0;[.D21]^(1/(1-[.$C21]));0)" office:value-type="float" office:value="0.0017694491442561" calcext:value-type="float">
            <text:p>0.0017694491442561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3" office:value-type="float" office:value="0.343524098829183" calcext:value-type="float">
            <text:p>0.34352409882918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04382" calcext:value-type="float">
            <text:p>0.0204382</text:p>
          </table:table-cell>
          <table:table-cell table:formula="of:=SQRT([.A22])" office:value-type="float" office:value="0.689202437604511" calcext:value-type="float">
            <text:p>0.689202437604511</text:p>
          </table:table-cell>
          <table:table-cell table:formula="of:=[.B22]^(1-[.$C22])-[.$C22]/2+VLOOKUP([.$A22];[.$G$2:.$H$40];2;0)" office:value-type="float" office:value="0.291616688012155" calcext:value-type="float">
            <text:p>0.291616688012155</text:p>
          </table:table-cell>
          <table:table-cell table:formula="of:=IF([.D22]&gt;0;[.D22]^(1/(1-[.$C22]));0)" office:value-type="float" office:value="0.0189678708267939" calcext:value-type="float">
            <text:p>0.0189678708267939</text:p>
          </table:table-cell>
          <table:table-cell/>
          <table:table-cell office:value-type="float" office:value="0.475" calcext:value-type="float">
            <text:p>0.475</text:p>
          </table:table-cell>
          <table:table-cell table:style-name="ce3" office:value-type="float" office:value="0.33775546178936" calcext:value-type="float">
            <text:p>0.33775546178936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1153" calcext:value-type="float">
            <text:p>0.0111153</text:p>
          </table:table-cell>
          <table:table-cell table:formula="of:=SQRT([.A23])" office:value-type="float" office:value="0.724568837309472" calcext:value-type="float">
            <text:p>0.724568837309472</text:p>
          </table:table-cell>
          <table:table-cell table:formula="of:=[.B23]^(1-[.$C23])-[.$C23]/2+VLOOKUP([.$A23];[.$G$2:.$H$40];2;0)" office:value-type="float" office:value="0.267605497059453" calcext:value-type="float">
            <text:p>0.267605497059453</text:p>
          </table:table-cell>
          <table:table-cell table:formula="of:=IF([.D23]&gt;0;[.D23]^(1/(1-[.$C23]));0)" office:value-type="float" office:value="0.00834492953530661" calcext:value-type="float">
            <text:p>0.00834492953530661</text:p>
          </table:table-cell>
          <table:table-cell/>
          <table:table-cell office:value-type="float" office:value="0.45" calcext:value-type="float">
            <text:p>0.45</text:p>
          </table:table-cell>
          <table:table-cell table:style-name="ce3" office:value-type="float" office:value="0.340498839058382" calcext:value-type="float">
            <text:p>0.34049883905838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32514" calcext:value-type="float">
            <text:p>0.0232514</text:p>
          </table:table-cell>
          <table:table-cell table:formula="of:=SQRT([.A24])" office:value-type="float" office:value="0.651920240520265" calcext:value-type="float">
            <text:p>0.651920240520265</text:p>
          </table:table-cell>
          <table:table-cell table:formula="of:=[.B24]^(1-[.$C24])-[.$C24]/2+VLOOKUP([.$A24];[.$G$2:.$H$40];2;0)" office:value-type="float" office:value="0.287201783841164" calcext:value-type="float">
            <text:p>0.287201783841164</text:p>
          </table:table-cell>
          <table:table-cell table:formula="of:=IF([.D24]&gt;0;[.D24]^(1/(1-[.$C24]));0)" office:value-type="float" office:value="0.027760241000797" calcext:value-type="float">
            <text:p>0.027760241000797</text:p>
          </table:table-cell>
          <table:table-cell/>
          <table:table-cell office:value-type="float" office:value="0.425" calcext:value-type="float">
            <text:p>0.425</text:p>
          </table:table-cell>
          <table:table-cell table:style-name="ce3" office:value-type="float" office:value="0.343143106978716" calcext:value-type="float">
            <text:p>0.34314310697871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42783" calcext:value-type="float">
            <text:p>0.0442783</text:p>
          </table:table-cell>
          <table:table-cell table:formula="of:=SQRT([.A25])" office:value-type="float" office:value="0.707106781186548" calcext:value-type="float">
            <text:p>0.707106781186548</text:p>
          </table:table-cell>
          <table:table-cell table:formula="of:=[.B25]^(1-[.$C25])-[.$C25]/2+VLOOKUP([.$A25];[.$G$2:.$H$40];2;0)" office:value-type="float" office:value="0.391279344810394" calcext:value-type="float">
            <text:p>0.391279344810394</text:p>
          </table:table-cell>
          <table:table-cell table:formula="of:=IF([.D25]&gt;0;[.D25]^(1/(1-[.$C25]));0)" office:value-type="float" office:value="0.040612836644358" calcext:value-type="float">
            <text:p>0.040612836644358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ce3" office:value-type="float" office:value="0.343718425708862" calcext:value-type="float">
            <text:p>0.34371842570886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29184" calcext:value-type="float">
            <text:p>0.0129184</text:p>
          </table:table-cell>
          <table:table-cell table:formula="of:=SQRT([.A26])" office:value-type="float" office:value="0.651920240520265" calcext:value-type="float">
            <text:p>0.651920240520265</text:p>
          </table:table-cell>
          <table:table-cell table:formula="of:=[.B26]^(1-[.$C26])-[.$C26]/2+VLOOKUP([.$A26];[.$G$2:.$H$40];2;0)" office:value-type="float" office:value="0.237247486127875" calcext:value-type="float">
            <text:p>0.237247486127875</text:p>
          </table:table-cell>
          <table:table-cell table:formula="of:=IF([.D26]&gt;0;[.D26]^(1/(1-[.$C26]));0)" office:value-type="float" office:value="0.0160329616716235" calcext:value-type="float">
            <text:p>0.0160329616716235</text:p>
          </table:table-cell>
          <table:table-cell/>
          <table:table-cell office:value-type="float" office:value="0.375" calcext:value-type="float">
            <text:p>0.375</text:p>
          </table:table-cell>
          <table:table-cell table:style-name="ce3" office:value-type="float" office:value="0.349001236976285" calcext:value-type="float">
            <text:p>0.34900123697628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37453" calcext:value-type="float">
            <text:p>1.37E-05</text:p>
          </table:table-cell>
          <table:table-cell table:formula="of:=SQRT([.A27])" office:value-type="float" office:value="0.774596669241483" calcext:value-type="float">
            <text:p>0.774596669241483</text:p>
          </table:table-cell>
          <table:table-cell table:formula="of:=[.B27]^(1-[.$C27])-[.$C27]/2+VLOOKUP([.$A27];[.$G$2:.$H$40];2;0)" office:value-type="float" office:value="0.0279294236835302" calcext:value-type="float">
            <text:p>0.0279294236835302</text:p>
          </table:table-cell>
          <table:table-cell table:formula="of:=IF([.D27]&gt;0;[.D27]^(1/(1-[.$C27]));0)" office:value-type="float" office:value="0.00000012763414933043" calcext:value-type="float">
            <text:p>1.27634149330428E-07</text:p>
          </table:table-cell>
          <table:table-cell/>
          <table:table-cell office:value-type="float" office:value="0.35" calcext:value-type="float">
            <text:p>0.35</text:p>
          </table:table-cell>
          <table:table-cell table:style-name="ce3" office:value-type="float" office:value="0.341103366414655" calcext:value-type="float">
            <text:p>0.34110336641465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99456" calcext:value-type="float">
            <text:p>0.00399456</text:p>
          </table:table-cell>
          <table:table-cell table:formula="of:=SQRT([.A28])" office:value-type="float" office:value="0.774596669241483" calcext:value-type="float">
            <text:p>0.774596669241483</text:p>
          </table:table-cell>
          <table:table-cell table:formula="of:=[.B28]^(1-[.$C28])-[.$C28]/2+VLOOKUP([.$A28];[.$G$2:.$H$40];2;0)" office:value-type="float" office:value="0.235719287691907" calcext:value-type="float">
            <text:p>0.235719287691907</text:p>
          </table:table-cell>
          <table:table-cell table:formula="of:=IF([.D28]&gt;0;[.D28]^(1/(1-[.$C28]));0)" office:value-type="float" office:value="0.00164299475157136" calcext:value-type="float">
            <text:p>0.00164299475157136</text:p>
          </table:table-cell>
          <table:table-cell/>
          <table:table-cell office:value-type="float" office:value="0.325" calcext:value-type="float">
            <text:p>0.325</text:p>
          </table:table-cell>
          <table:table-cell table:style-name="ce3" office:value-type="float" office:value="0.340437412329014" calcext:value-type="float">
            <text:p>0.34043741232901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6495" calcext:value-type="float">
            <text:p>0.016495</text:p>
          </table:table-cell>
          <table:table-cell table:formula="of:=SQRT([.A29])" office:value-type="float" office:value="0.651920240520265" calcext:value-type="float">
            <text:p>0.651920240520265</text:p>
          </table:table-cell>
          <table:table-cell table:formula="of:=[.B29]^(1-[.$C29])-[.$C29]/2+VLOOKUP([.$A29];[.$G$2:.$H$40];2;0)" office:value-type="float" office:value="0.256788288911763" calcext:value-type="float">
            <text:p>0.256788288911763</text:p>
          </table:table-cell>
          <table:table-cell table:formula="of:=IF([.D29]&gt;0;[.D29]^(1/(1-[.$C29]));0)" office:value-type="float" office:value="0.0201263868754912" calcext:value-type="float">
            <text:p>0.0201263868754912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3" office:value-type="float" office:value="0.332928327373694" calcext:value-type="float">
            <text:p>0.33292832737369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787119" calcext:value-type="float">
            <text:p>0.0787119</text:p>
          </table:table-cell>
          <table:table-cell table:formula="of:=SQRT([.A30])" office:value-type="float" office:value="0.547722557505166" calcext:value-type="float">
            <text:p>0.547722557505166</text:p>
          </table:table-cell>
          <table:table-cell table:formula="of:=[.B30]^(1-[.$C30])-[.$C30]/2+VLOOKUP([.$A30];[.$G$2:.$H$40];2;0)" office:value-type="float" office:value="0.375807822588283" calcext:value-type="float">
            <text:p>0.375807822588283</text:p>
          </table:table-cell>
          <table:table-cell table:formula="of:=IF([.D30]&gt;0;[.D30]^(1/(1-[.$C30]));0)" office:value-type="float" office:value="0.114877697436805" calcext:value-type="float">
            <text:p>0.114877697436805</text:p>
          </table:table-cell>
          <table:table-cell/>
          <table:table-cell office:value-type="float" office:value="0.275" calcext:value-type="float">
            <text:p>0.275</text:p>
          </table:table-cell>
          <table:table-cell table:style-name="ce3" office:value-type="float" office:value="0.331846741663352" calcext:value-type="float">
            <text:p>0.33184674166335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677714" calcext:value-type="float">
            <text:p>0.00677714</text:p>
          </table:table-cell>
          <table:table-cell table:formula="of:=SQRT([.A31])" office:value-type="float" office:value="0.774596669241483" calcext:value-type="float">
            <text:p>0.774596669241483</text:p>
          </table:table-cell>
          <table:table-cell table:formula="of:=[.B31]^(1-[.$C31])-[.$C31]/2+VLOOKUP([.$A31];[.$G$2:.$H$40];2;0)" office:value-type="float" office:value="0.272161028687715" calcext:value-type="float">
            <text:p>0.272161028687715</text:p>
          </table:table-cell>
          <table:table-cell table:formula="of:=IF([.D31]&gt;0;[.D31]^(1/(1-[.$C31]));0)" office:value-type="float" office:value="0.00310892309495208" calcext:value-type="float">
            <text:p>0.00310892309495208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ce3" office:value-type="float" office:value="0.310515846458496" calcext:value-type="float">
            <text:p>0.31051584645849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98182" calcext:value-type="float">
            <text:p>0.0498182</text:p>
          </table:table-cell>
          <table:table-cell table:formula="of:=SQRT([.A32])" office:value-type="float" office:value="0.591607978309962" calcext:value-type="float">
            <text:p>0.591607978309962</text:p>
          </table:table-cell>
          <table:table-cell table:formula="of:=[.B32]^(1-[.$C32])-[.$C32]/2+VLOOKUP([.$A32];[.$G$2:.$H$40];2;0)" office:value-type="float" office:value="0.339080350235671" calcext:value-type="float">
            <text:p>0.339080350235671</text:p>
          </table:table-cell>
          <table:table-cell table:formula="of:=IF([.D32]&gt;0;[.D32]^(1/(1-[.$C32]));0)" office:value-type="float" office:value="0.0707759995517456" calcext:value-type="float">
            <text:p>0.0707759995517456</text:p>
          </table:table-cell>
          <table:table-cell/>
          <table:table-cell office:value-type="float" office:value="0.225" calcext:value-type="float">
            <text:p>0.225</text:p>
          </table:table-cell>
          <table:table-cell table:style-name="ce3" office:value-type="float" office:value="0.299172861083099" calcext:value-type="float">
            <text:p>0.299172861083099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136743" calcext:value-type="float">
            <text:p>0.000136743</text:p>
          </table:table-cell>
          <table:table-cell table:formula="of:=SQRT([.A33])" office:value-type="float" office:value="0.724568837309472" calcext:value-type="float">
            <text:p>0.724568837309472</text:p>
          </table:table-cell>
          <table:table-cell table:formula="of:=[.B33]^(1-[.$C33])-[.$C33]/2+VLOOKUP([.$A33];[.$G$2:.$H$40];2;0)" office:value-type="float" office:value="0.0642538250374418" calcext:value-type="float">
            <text:p>0.0642538250374418</text:p>
          </table:table-cell>
          <table:table-cell table:formula="of:=IF([.D33]&gt;0;[.D33]^(1/(1-[.$C33]));0)" office:value-type="float" office:value="0.0000469756868586917" calcext:value-type="float">
            <text:p>4.69756868586917E-05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3" office:value-type="float" office:value="0.283435899653078" calcext:value-type="float">
            <text:p>0.28343589965307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73672" calcext:value-type="float">
            <text:p>0.173672</text:p>
          </table:table-cell>
          <table:table-cell table:formula="of:=SQRT([.A34])" office:value-type="float" office:value="0.447213595499958" calcext:value-type="float">
            <text:p>0.447213595499958</text:p>
          </table:table-cell>
          <table:table-cell table:formula="of:=[.B34]^(1-[.$C34])-[.$C34]/2+VLOOKUP([.$A34];[.$G$2:.$H$40];2;0)" office:value-type="float" office:value="0.439784809545885" calcext:value-type="float">
            <text:p>0.439784809545885</text:p>
          </table:table-cell>
          <table:table-cell table:formula="of:=IF([.D34]&gt;0;[.D34]^(1/(1-[.$C34]));0)" office:value-type="float" office:value="0.226264022214525" calcext:value-type="float">
            <text:p>0.226264022214525</text:p>
          </table:table-cell>
          <table:table-cell/>
          <table:table-cell office:value-type="float" office:value="0.175" calcext:value-type="float">
            <text:p>0.175</text:p>
          </table:table-cell>
          <table:table-cell table:style-name="ce3" office:value-type="float" office:value="0.257609999096885" calcext:value-type="float">
            <text:p>0.25760999909688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49063" calcext:value-type="float">
            <text:p>0.000249063</text:p>
          </table:table-cell>
          <table:table-cell table:formula="of:=SQRT([.A35])" office:value-type="float" office:value="0.758287544405155" calcext:value-type="float">
            <text:p>0.758287544405155</text:p>
          </table:table-cell>
          <table:table-cell table:formula="of:=[.B35]^(1-[.$C35])-[.$C35]/2+VLOOKUP([.$A35];[.$G$2:.$H$40];2;0)" office:value-type="float" office:value="0.0929058005154241" calcext:value-type="float">
            <text:p>0.0929058005154241</text:p>
          </table:table-cell>
          <table:table-cell table:formula="of:=IF([.D35]&gt;0;[.D35]^(1/(1-[.$C35]));0)" office:value-type="float" office:value="0.0000537825414275586" calcext:value-type="float">
            <text:p>5.37825414275586E-05</text:p>
          </table:table-cell>
          <table:table-cell/>
          <table:table-cell office:value-type="float" office:value="0.15" calcext:value-type="float">
            <text:p>0.15</text:p>
          </table:table-cell>
          <table:table-cell table:style-name="ce3" office:value-type="float" office:value="0.228650093230478" calcext:value-type="float">
            <text:p>0.228650093230478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351896" calcext:value-type="float">
            <text:p>0.00351896</text:p>
          </table:table-cell>
          <table:table-cell table:formula="of:=SQRT([.A36])" office:value-type="float" office:value="0.689202437604511" calcext:value-type="float">
            <text:p>0.689202437604511</text:p>
          </table:table-cell>
          <table:table-cell table:formula="of:=[.B36]^(1-[.$C36])-[.$C36]/2+VLOOKUP([.$A36];[.$G$2:.$H$40];2;0)" office:value-type="float" office:value="0.165909612455346" calcext:value-type="float">
            <text:p>0.165909612455346</text:p>
          </table:table-cell>
          <table:table-cell table:formula="of:=IF([.D36]&gt;0;[.D36]^(1/(1-[.$C36]));0)" office:value-type="float" office:value="0.00308968718677265" calcext:value-type="float">
            <text:p>0.00308968718677265</text:p>
          </table:table-cell>
          <table:table-cell/>
          <table:table-cell office:value-type="float" office:value="0.125" calcext:value-type="float">
            <text:p>0.125</text:p>
          </table:table-cell>
          <table:table-cell table:style-name="ce3" office:value-type="float" office:value="0.197923687470291" calcext:value-type="float">
            <text:p>0.197923687470291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466346" calcext:value-type="float">
            <text:p>0.000466346</text:p>
          </table:table-cell>
          <table:table-cell table:formula="of:=SQRT([.A37])" office:value-type="float" office:value="0.758287544405155" calcext:value-type="float">
            <text:p>0.758287544405155</text:p>
          </table:table-cell>
          <table:table-cell table:formula="of:=[.B37]^(1-[.$C37])-[.$C37]/2+VLOOKUP([.$A37];[.$G$2:.$H$40];2;0)" office:value-type="float" office:value="0.114935080836903" calcext:value-type="float">
            <text:p>0.114935080836903</text:p>
          </table:table-cell>
          <table:table-cell table:formula="of:=IF([.D37]&gt;0;[.D37]^(1/(1-[.$C37]));0)" office:value-type="float" office:value="0.000129704236780371" calcext:value-type="float">
            <text:p>0.000129704236780371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3" office:value-type="float" office:value="0.171914592131248" calcext:value-type="float">
            <text:p>0.17191459213124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0216499" calcext:value-type="float">
            <text:p>2.16E-06</text:p>
          </table:table-cell>
          <table:table-cell table:formula="of:=SQRT([.A38])" office:value-type="float" office:value="0.707106781186548" calcext:value-type="float">
            <text:p>0.707106781186548</text:p>
          </table:table-cell>
          <table:table-cell table:formula="of:=[.B38]^(1-[.$C38])-[.$C38]/2+VLOOKUP([.$A38];[.$G$2:.$H$40];2;0)" office:value-type="float" office:value="0.0118933781035449" calcext:value-type="float">
            <text:p>0.0118933781035449</text:p>
          </table:table-cell>
          <table:table-cell table:formula="of:=IF([.D38]&gt;0;[.D38]^(1/(1-[.$C38]));0)" office:value-type="float" office:value="0.0000002683372708954" calcext:value-type="float">
            <text:p>2.68337270895402E-07</text:p>
          </table:table-cell>
          <table:table-cell/>
          <table:table-cell office:value-type="float" office:value="0.075" calcext:value-type="float">
            <text:p>0.075</text:p>
          </table:table-cell>
          <table:table-cell table:style-name="ce3" office:value-type="float" office:value="0.135275888584435" calcext:value-type="float">
            <text:p>0.13527588858443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84687" calcext:value-type="float">
            <text:p>0.00084687</text:p>
          </table:table-cell>
          <table:table-cell table:formula="of:=SQRT([.A39])" office:value-type="float" office:value="0.741619848709566" calcext:value-type="float">
            <text:p>0.741619848709566</text:p>
          </table:table-cell>
          <table:table-cell table:formula="of:=[.B39]^(1-[.$C39])-[.$C39]/2+VLOOKUP([.$A39];[.$G$2:.$H$40];2;0)" office:value-type="float" office:value="0.126001719294468" calcext:value-type="float">
            <text:p>0.126001719294468</text:p>
          </table:table-cell>
          <table:table-cell table:formula="of:=IF([.D39]&gt;0;[.D39]^(1/(1-[.$C39]));0)" office:value-type="float" office:value="0.00032977470919732" calcext:value-type="float">
            <text:p>0.00032977470919732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" office:value-type="float" office:value="0.110042478806654" calcext:value-type="float">
            <text:p>0.11004247880665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865412" calcext:value-type="float">
            <text:p>8.65E-05</text:p>
          </table:table-cell>
          <table:table-cell table:formula="of:=SQRT([.A40])" office:value-type="float" office:value="0.689202437604511" calcext:value-type="float">
            <text:p>0.689202437604511</text:p>
          </table:table-cell>
          <table:table-cell table:formula="of:=[.B40]^(1-[.$C40])-[.$C40]/2+VLOOKUP([.$A40];[.$G$2:.$H$40];2;0)" office:value-type="float" office:value="0.0477675889215975" calcext:value-type="float">
            <text:p>0.0477675889215975</text:p>
          </table:table-cell>
          <table:table-cell table:formula="of:=IF([.D40]&gt;0;[.D40]^(1/(1-[.$C40]));0)" office:value-type="float" office:value="0.0000562436992658212" calcext:value-type="float">
            <text:p>5.62436992658212E-05</text:p>
          </table:table-cell>
          <table:table-cell/>
          <table:table-cell office:value-type="float" office:value="0.025" calcext:value-type="float">
            <text:p>0.025</text:p>
          </table:table-cell>
          <table:table-cell table:style-name="ce3" office:value-type="float" office:value="0.0780056710901145" calcext:value-type="float">
            <text:p>0.078005671090114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908666" calcext:value-type="float">
            <text:p>0.0908666</text:p>
          </table:table-cell>
          <table:table-cell table:formula="of:=SQRT([.A41])" office:value-type="float" office:value="0.651920240520265" calcext:value-type="float">
            <text:p>0.651920240520265</text:p>
          </table:table-cell>
          <table:table-cell table:formula="of:=[.B41]^(1-[.$C41])-[.$C41]/2+VLOOKUP([.$A41];[.$G$2:.$H$40];2;0)" office:value-type="float" office:value="0.451134904159522" calcext:value-type="float">
            <text:p>0.451134904159522</text:p>
          </table:table-cell>
          <table:table-cell table:formula="of:=IF([.D41]&gt;0;[.D41]^(1/(1-[.$C41]));0)" office:value-type="float" office:value="0.101591013745078" calcext:value-type="float">
            <text:p>0.10159101374507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642601" calcext:value-type="float">
            <text:p>0.0642601</text:p>
          </table:table-cell>
          <table:table-cell table:formula="of:=SQRT([.A42])" office:value-type="float" office:value="0.547722557505166" calcext:value-type="float">
            <text:p>0.547722557505166</text:p>
          </table:table-cell>
          <table:table-cell table:formula="of:=[.B42]^(1-[.$C42])-[.$C42]/2+VLOOKUP([.$A42];[.$G$2:.$H$40];2;0)" office:value-type="float" office:value="0.34804105809145" calcext:value-type="float">
            <text:p>0.34804105809145</text:p>
          </table:table-cell>
          <table:table-cell table:formula="of:=IF([.D42]&gt;0;[.D42]^(1/(1-[.$C42]));0)" office:value-type="float" office:value="0.0969460728215118" calcext:value-type="float">
            <text:p>0.096946072821511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54661" calcext:value-type="float">
            <text:p>0.0354661</text:p>
          </table:table-cell>
          <table:table-cell table:formula="of:=SQRT([.A43])" office:value-type="float" office:value="0.632455532033676" calcext:value-type="float">
            <text:p>0.632455532033676</text:p>
          </table:table-cell>
          <table:table-cell table:formula="of:=[.B43]^(1-[.$C43])-[.$C43]/2+VLOOKUP([.$A43];[.$G$2:.$H$40];2;0)" office:value-type="float" office:value="0.320574551785553" calcext:value-type="float">
            <text:p>0.320574551785553</text:p>
          </table:table-cell>
          <table:table-cell table:formula="of:=IF([.D43]&gt;0;[.D43]^(1/(1-[.$C43]));0)" office:value-type="float" office:value="0.0452638916324932" calcext:value-type="float">
            <text:p>0.0452638916324932</text:p>
          </table:table-cell>
          <table:table-cell table:number-columns-repeated="3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58866" calcext:value-type="float">
            <text:p>0.258866</text:p>
          </table:table-cell>
          <table:table-cell table:formula="of:=SQRT([.A44])" office:value-type="float" office:value="0.353553390593274" calcext:value-type="float">
            <text:p>0.353553390593274</text:p>
          </table:table-cell>
          <table:table-cell table:formula="of:=[.B44]^(1-[.$C44])-[.$C44]/2+VLOOKUP([.$A44];[.$G$2:.$H$40];2;0)" office:value-type="float" office:value="0.438577640317687" calcext:value-type="float">
            <text:p>0.438577640317687</text:p>
          </table:table-cell>
          <table:table-cell table:formula="of:=IF([.D44]&gt;0;[.D44]^(1/(1-[.$C44]));0)" office:value-type="float" office:value="0.279431401787406" calcext:value-type="float">
            <text:p>0.279431401787406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535179" calcext:value-type="float">
            <text:p>0.0535179</text:p>
          </table:table-cell>
          <table:table-cell table:formula="of:=SQRT([.A45])" office:value-type="float" office:value="0.591607978309962" calcext:value-type="float">
            <text:p>0.591607978309962</text:p>
          </table:table-cell>
          <table:table-cell table:formula="of:=[.B45]^(1-[.$C45])-[.$C45]/2+VLOOKUP([.$A45];[.$G$2:.$H$40];2;0)" office:value-type="float" office:value="0.347802012296555" calcext:value-type="float">
            <text:p>0.347802012296555</text:p>
          </table:table-cell>
          <table:table-cell table:formula="of:=IF([.D45]&gt;0;[.D45]^(1/(1-[.$C45]));0)" office:value-type="float" office:value="0.0753170099280253" calcext:value-type="float">
            <text:p>0.075317009928025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51804" calcext:value-type="float">
            <text:p>0.0451804</text:p>
          </table:table-cell>
          <table:table-cell table:formula="of:=SQRT([.A46])" office:value-type="float" office:value="0.707106781186548" calcext:value-type="float">
            <text:p>0.707106781186548</text:p>
          </table:table-cell>
          <table:table-cell table:formula="of:=[.B46]^(1-[.$C46])-[.$C46]/2+VLOOKUP([.$A46];[.$G$2:.$H$40];2;0)" office:value-type="float" office:value="0.393656995313636" calcext:value-type="float">
            <text:p>0.393656995313636</text:p>
          </table:table-cell>
          <table:table-cell table:formula="of:=IF([.D46]&gt;0;[.D46]^(1/(1-[.$C46]));0)" office:value-type="float" office:value="0.0414616225094542" calcext:value-type="float">
            <text:p>0.0414616225094542</text:p>
          </table:table-cell>
          <table:table-cell table:number-columns-repeated="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448632" calcext:value-type="float">
            <text:p>0.0448632</text:p>
          </table:table-cell>
          <table:table-cell table:formula="of:=SQRT([.A47])" office:value-type="float" office:value="0.524404424085076" calcext:value-type="float">
            <text:p>0.524404424085076</text:p>
          </table:table-cell>
          <table:table-cell table:formula="of:=[.B47]^(1-[.$C47])-[.$C47]/2+VLOOKUP([.$A47];[.$G$2:.$H$40];2;0)" office:value-type="float" office:value="0.298122833422032" calcext:value-type="float">
            <text:p>0.298122833422032</text:p>
          </table:table-cell>
          <table:table-cell table:formula="of:=IF([.D47]&gt;0;[.D47]^(1/(1-[.$C47]));0)" office:value-type="float" office:value="0.0784963296061743" calcext:value-type="float">
            <text:p>0.0784963296061743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17975" calcext:value-type="float">
            <text:p>0.00717975</text:p>
          </table:table-cell>
          <table:table-cell table:formula="of:=SQRT([.A48])" office:value-type="float" office:value="0.651920240520265" calcext:value-type="float">
            <text:p>0.651920240520265</text:p>
          </table:table-cell>
          <table:table-cell table:formula="of:=[.B48]^(1-[.$C48])-[.$C48]/2+VLOOKUP([.$A48];[.$G$2:.$H$40];2;0)" office:value-type="float" office:value="0.196555151100926" calcext:value-type="float">
            <text:p>0.196555151100926</text:p>
          </table:table-cell>
          <table:table-cell table:formula="of:=IF([.D48]&gt;0;[.D48]^(1/(1-[.$C48]));0)" office:value-type="float" office:value="0.00933787489383182" calcext:value-type="float">
            <text:p>0.00933787489383182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19162" calcext:value-type="float">
            <text:p>0.00219162</text:p>
          </table:table-cell>
          <table:table-cell table:formula="of:=SQRT([.A49])" office:value-type="float" office:value="0.758287544405155" calcext:value-type="float">
            <text:p>0.758287544405155</text:p>
          </table:table-cell>
          <table:table-cell table:formula="of:=[.B49]^(1-[.$C49])-[.$C49]/2+VLOOKUP([.$A49];[.$G$2:.$H$40];2;0)" office:value-type="float" office:value="0.185967591103969" calcext:value-type="float">
            <text:p>0.185967591103969</text:p>
          </table:table-cell>
          <table:table-cell table:formula="of:=IF([.D49]&gt;0;[.D49]^(1/(1-[.$C49]));0)" office:value-type="float" office:value="0.000949630064525018" calcext:value-type="float">
            <text:p>0.000949630064525018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694408" calcext:value-type="float">
            <text:p>0.0694408</text:p>
          </table:table-cell>
          <table:table-cell table:formula="of:=SQRT([.A50])" office:value-type="float" office:value="0.651920240520265" calcext:value-type="float">
            <text:p>0.651920240520265</text:p>
          </table:table-cell>
          <table:table-cell table:formula="of:=[.B50]^(1-[.$C50])-[.$C50]/2+VLOOKUP([.$A50];[.$G$2:.$H$40];2;0)" office:value-type="float" office:value="0.41235804753165" calcext:value-type="float">
            <text:p>0.41235804753165</text:p>
          </table:table-cell>
          <table:table-cell table:formula="of:=IF([.D50]&gt;0;[.D50]^(1/(1-[.$C50]));0)" office:value-type="float" office:value="0.0784729907152642" calcext:value-type="float">
            <text:p>0.0784729907152642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275003" calcext:value-type="float">
            <text:p>0.0275003</text:p>
          </table:table-cell>
          <table:table-cell table:formula="of:=SQRT([.A51])" office:value-type="float" office:value="0.724568837309472" calcext:value-type="float">
            <text:p>0.724568837309472</text:p>
          </table:table-cell>
          <table:table-cell table:formula="of:=[.B51]^(1-[.$C51])-[.$C51]/2+VLOOKUP([.$A51];[.$G$2:.$H$40];2;0)" office:value-type="float" office:value="0.349673208873792" calcext:value-type="float">
            <text:p>0.349673208873792</text:p>
          </table:table-cell>
          <table:table-cell table:formula="of:=IF([.D51]&gt;0;[.D51]^(1/(1-[.$C51]));0)" office:value-type="float" office:value="0.0220388055261117" calcext:value-type="float">
            <text:p>0.0220388055261117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15591" calcext:value-type="float">
            <text:p>0.00515591</text:p>
          </table:table-cell>
          <table:table-cell table:formula="of:=SQRT([.A52])" office:value-type="float" office:value="0.689202437604511" calcext:value-type="float">
            <text:p>0.689202437604511</text:p>
          </table:table-cell>
          <table:table-cell table:formula="of:=[.B52]^(1-[.$C52])-[.$C52]/2+VLOOKUP([.$A52];[.$G$2:.$H$40];2;0)" office:value-type="float" office:value="0.187685804267316" calcext:value-type="float">
            <text:p>0.187685804267316</text:p>
          </table:table-cell>
          <table:table-cell table:formula="of:=IF([.D52]&gt;0;[.D52]^(1/(1-[.$C52]));0)" office:value-type="float" office:value="0.00459457070864285" calcext:value-type="float">
            <text:p>0.0045945707086428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5643" calcext:value-type="float">
            <text:p>0.0205643</text:p>
          </table:table-cell>
          <table:table-cell table:formula="of:=SQRT([.A53])" office:value-type="float" office:value="0.632455532033676" calcext:value-type="float">
            <text:p>0.632455532033676</text:p>
          </table:table-cell>
          <table:table-cell table:formula="of:=[.B53]^(1-[.$C53])-[.$C53]/2+VLOOKUP([.$A53];[.$G$2:.$H$40];2;0)" office:value-type="float" office:value="0.267370834810755" calcext:value-type="float">
            <text:p>0.267370834810755</text:p>
          </table:table-cell>
          <table:table-cell table:formula="of:=IF([.D53]&gt;0;[.D53]^(1/(1-[.$C53]));0)" office:value-type="float" office:value="0.0276258227282161" calcext:value-type="float">
            <text:p>0.027625822728216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52693" calcext:value-type="float">
            <text:p>0.0652693</text:p>
          </table:table-cell>
          <table:table-cell table:formula="of:=SQRT([.A54])" office:value-type="float" office:value="0.632455532033676" calcext:value-type="float">
            <text:p>0.632455532033676</text:p>
          </table:table-cell>
          <table:table-cell table:formula="of:=[.B54]^(1-[.$C54])-[.$C54]/2+VLOOKUP([.$A54];[.$G$2:.$H$40];2;0)" office:value-type="float" office:value="0.3942260598581" calcext:value-type="float">
            <text:p>0.3942260598581</text:p>
          </table:table-cell>
          <table:table-cell table:formula="of:=IF([.D54]&gt;0;[.D54]^(1/(1-[.$C54]));0)" office:value-type="float" office:value="0.0794548437220836" calcext:value-type="float">
            <text:p>0.0794548437220836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28406" calcext:value-type="float">
            <text:p>1.28E-05</text:p>
          </table:table-cell>
          <table:table-cell table:formula="of:=SQRT([.A55])" office:value-type="float" office:value="0.821583836257749" calcext:value-type="float">
            <text:p>0.821583836257749</text:p>
          </table:table-cell>
          <table:table-cell table:formula="of:=[.B55]^(1-[.$C55])-[.$C55]/2+VLOOKUP([.$A55];[.$G$2:.$H$40];2;0)" office:value-type="float" office:value="0.0643755474812676" calcext:value-type="float">
            <text:p>0.0643755474812676</text:p>
          </table:table-cell>
          <table:table-cell table:formula="of:=IF([.D55]&gt;0;[.D55]^(1/(1-[.$C55]));0)" office:value-type="float" office:value="0.00000021039321409187" calcext:value-type="float">
            <text:p>2.1039321409187E-07</text:p>
          </table:table-cell>
          <table:table-cell table:number-columns-repeated="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871845" calcext:value-type="float">
            <text:p>0.0871845</text:p>
          </table:table-cell>
          <table:table-cell table:formula="of:=SQRT([.A56])" office:value-type="float" office:value="0.570087712549569" calcext:value-type="float">
            <text:p>0.570087712549569</text:p>
          </table:table-cell>
          <table:table-cell table:formula="of:=[.B56]^(1-[.$C56])-[.$C56]/2+VLOOKUP([.$A56];[.$G$2:.$H$40];2;0)" office:value-type="float" office:value="0.405727184946472" calcext:value-type="float">
            <text:p>0.405727184946472</text:p>
          </table:table-cell>
          <table:table-cell table:formula="of:=IF([.D56]&gt;0;[.D56]^(1/(1-[.$C56]));0)" office:value-type="float" office:value="0.122667819767693" calcext:value-type="float">
            <text:p>0.122667819767693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67266" calcext:value-type="float">
            <text:p>0.00167266</text:p>
          </table:table-cell>
          <table:table-cell table:formula="of:=SQRT([.A57])" office:value-type="float" office:value="0.790569415042095" calcext:value-type="float">
            <text:p>0.790569415042095</text:p>
          </table:table-cell>
          <table:table-cell table:formula="of:=[.B57]^(1-[.$C57])-[.$C57]/2+VLOOKUP([.$A57];[.$G$2:.$H$40];2;0)" office:value-type="float" office:value="0.207128383150696" calcext:value-type="float">
            <text:p>0.207128383150696</text:p>
          </table:table-cell>
          <table:table-cell table:formula="of:=IF([.D57]&gt;0;[.D57]^(1/(1-[.$C57]));0)" office:value-type="float" office:value="0.000543432381841853" calcext:value-type="float">
            <text:p>0.000543432381841853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818757" calcext:value-type="float">
            <text:p>0.00818757</text:p>
          </table:table-cell>
          <table:table-cell table:formula="of:=SQRT([.A58])" office:value-type="float" office:value="0.741619848709566" calcext:value-type="float">
            <text:p>0.741619848709566</text:p>
          </table:table-cell>
          <table:table-cell table:formula="of:=[.B58]^(1-[.$C58])-[.$C58]/2+VLOOKUP([.$A58];[.$G$2:.$H$40];2;0)" office:value-type="float" office:value="0.254165657557076" calcext:value-type="float">
            <text:p>0.254165657557076</text:p>
          </table:table-cell>
          <table:table-cell table:formula="of:=IF([.D58]&gt;0;[.D58]^(1/(1-[.$C58]));0)" office:value-type="float" office:value="0.0049847553441844" calcext:value-type="float">
            <text:p>0.0049847553441844</text:p>
          </table:table-cell>
          <table:table-cell table:number-columns-repeated="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175873" calcext:value-type="float">
            <text:p>0.00175873</text:p>
          </table:table-cell>
          <table:table-cell table:formula="of:=SQRT([.A59])" office:value-type="float" office:value="0.612372435695794" calcext:value-type="float">
            <text:p>0.612372435695794</text:p>
          </table:table-cell>
          <table:table-cell table:formula="of:=[.B59]^(1-[.$C59])-[.$C59]/2+VLOOKUP([.$A59];[.$G$2:.$H$40];2;0)" office:value-type="float" office:value="0.12835384107611" calcext:value-type="float">
            <text:p>0.12835384107611</text:p>
          </table:table-cell>
          <table:table-cell table:formula="of:=IF([.D59]&gt;0;[.D59]^(1/(1-[.$C59]));0)" office:value-type="float" office:value="0.00501045147330347" calcext:value-type="float">
            <text:p>0.00501045147330347</text:p>
          </table:table-cell>
          <table:table-cell table:number-columns-repeated="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672891" calcext:value-type="float">
            <text:p>0.0672891</text:p>
          </table:table-cell>
          <table:table-cell table:formula="of:=SQRT([.A60])" office:value-type="float" office:value="0.689202437604511" calcext:value-type="float">
            <text:p>0.689202437604511</text:p>
          </table:table-cell>
          <table:table-cell table:formula="of:=[.B60]^(1-[.$C60])-[.$C60]/2+VLOOKUP([.$A60];[.$G$2:.$H$40];2;0)" office:value-type="float" office:value="0.425397349560015" calcext:value-type="float">
            <text:p>0.425397349560015</text:p>
          </table:table-cell>
          <table:table-cell table:formula="of:=IF([.D60]&gt;0;[.D60]^(1/(1-[.$C60]));0)" office:value-type="float" office:value="0.063919981696178" calcext:value-type="float">
            <text:p>0.063919981696178</text:p>
          </table:table-cell>
          <table:table-cell table:number-columns-repeated="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401589" calcext:value-type="float">
            <text:p>0.000401589</text:p>
          </table:table-cell>
          <table:table-cell table:formula="of:=SQRT([.A61])" office:value-type="float" office:value="0.85146931829632" calcext:value-type="float">
            <text:p>0.85146931829632</text:p>
          </table:table-cell>
          <table:table-cell table:formula="of:=[.B61]^(1-[.$C61])-[.$C61]/2+VLOOKUP([.$A61];[.$G$2:.$H$40];2;0)" office:value-type="float" office:value="0.243886398281819" calcext:value-type="float">
            <text:p>0.243886398281819</text:p>
          </table:table-cell>
          <table:table-cell table:formula="of:=IF([.D61]&gt;0;[.D61]^(1/(1-[.$C61]));0)" office:value-type="float" office:value="0.0000748461522488644" calcext:value-type="float">
            <text:p>7.48461522488644E-05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09697" calcext:value-type="float">
            <text:p>0.0709697</text:p>
          </table:table-cell>
          <table:table-cell table:formula="of:=SQRT([.A62])" office:value-type="float" office:value="0.591607978309962" calcext:value-type="float">
            <text:p>0.591607978309962</text:p>
          </table:table-cell>
          <table:table-cell table:formula="of:=[.B62]^(1-[.$C62])-[.$C62]/2+VLOOKUP([.$A62];[.$G$2:.$H$40];2;0)" office:value-type="float" office:value="0.3847584082788" calcext:value-type="float">
            <text:p>0.3847584082788</text:p>
          </table:table-cell>
          <table:table-cell table:formula="of:=IF([.D62]&gt;0;[.D62]^(1/(1-[.$C62]));0)" office:value-type="float" office:value="0.0964450973841626" calcext:value-type="float">
            <text:p>0.0964450973841626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0756875" calcext:value-type="float">
            <text:p>7.57E-09</text:p>
          </table:table-cell>
          <table:table-cell table:formula="of:=SQRT([.A63])" office:value-type="float" office:value="0.806225774829855" calcext:value-type="float">
            <text:p>0.806225774829855</text:p>
          </table:table-cell>
          <table:table-cell table:formula="of:=[.B63]^(1-[.$C63])-[.$C63]/2+VLOOKUP([.$A63];[.$G$2:.$H$40];2;0)" office:value-type="float" office:value="-0.0333403492724007" calcext:value-type="float">
            <text:p>-0.0333403492724007</text:p>
          </table:table-cell>
          <table:table-cell table:formula="of:=IF([.D63]&gt;0;[.D63]^(1/(1-[.$C63])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20719" calcext:value-type="float">
            <text:p>0.0520719</text:p>
          </table:table-cell>
          <table:table-cell table:formula="of:=SQRT([.A64])" office:value-type="float" office:value="0.632455532033676" calcext:value-type="float">
            <text:p>0.632455532033676</text:p>
          </table:table-cell>
          <table:table-cell table:formula="of:=[.B64]^(1-[.$C64])-[.$C64]/2+VLOOKUP([.$A64];[.$G$2:.$H$40];2;0)" office:value-type="float" office:value="0.365006910726884" calcext:value-type="float">
            <text:p>0.365006910726884</text:p>
          </table:table-cell>
          <table:table-cell table:formula="of:=IF([.D64]&gt;0;[.D64]^(1/(1-[.$C64]));0)" office:value-type="float" office:value="0.0644357142792398" calcext:value-type="float">
            <text:p>0.064435714279239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8027" calcext:value-type="float">
            <text:p>0.0108027</text:p>
          </table:table-cell>
          <table:table-cell table:formula="of:=SQRT([.A65])" office:value-type="float" office:value="0.707106781186548" calcext:value-type="float">
            <text:p>0.707106781186548</text:p>
          </table:table-cell>
          <table:table-cell table:formula="of:=[.B65]^(1-[.$C65])-[.$C65]/2+VLOOKUP([.$A65];[.$G$2:.$H$40];2;0)" office:value-type="float" office:value="0.25545262844948" calcext:value-type="float">
            <text:p>0.25545262844948</text:p>
          </table:table-cell>
          <table:table-cell table:formula="of:=IF([.D65]&gt;0;[.D65]^(1/(1-[.$C65]));0)" office:value-type="float" office:value="0.00947176787659714" calcext:value-type="float">
            <text:p>0.00947176787659714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79649" calcext:value-type="float">
            <text:p>0.0879649</text:p>
          </table:table-cell>
          <table:table-cell table:formula="of:=SQRT([.A66])" office:value-type="float" office:value="0.591607978309962" calcext:value-type="float">
            <text:p>0.591607978309962</text:p>
          </table:table-cell>
          <table:table-cell table:formula="of:=[.B66]^(1-[.$C66])-[.$C66]/2+VLOOKUP([.$A66];[.$G$2:.$H$40];2;0)" office:value-type="float" office:value="0.415864368197148" calcext:value-type="float">
            <text:p>0.415864368197148</text:p>
          </table:table-cell>
          <table:table-cell table:formula="of:=IF([.D66]&gt;0;[.D66]^(1/(1-[.$C66]));0)" office:value-type="float" office:value="0.11666877026649" calcext:value-type="float">
            <text:p>0.11666877026649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04542" calcext:value-type="float">
            <text:p>0.0404542</text:p>
          </table:table-cell>
          <table:table-cell table:formula="of:=SQRT([.A67])" office:value-type="float" office:value="0.591607978309962" calcext:value-type="float">
            <text:p>0.591607978309962</text:p>
          </table:table-cell>
          <table:table-cell table:formula="of:=[.B67]^(1-[.$C67])-[.$C67]/2+VLOOKUP([.$A67];[.$G$2:.$H$40];2;0)" office:value-type="float" office:value="0.315132373207747" calcext:value-type="float">
            <text:p>0.315132373207747</text:p>
          </table:table-cell>
          <table:table-cell table:formula="of:=IF([.D67]&gt;0;[.D67]^(1/(1-[.$C67]));0)" office:value-type="float" office:value="0.0591556373398605" calcext:value-type="float">
            <text:p>0.0591556373398605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285807" calcext:value-type="float">
            <text:p>0.0285807</text:p>
          </table:table-cell>
          <table:table-cell table:formula="of:=SQRT([.A68])" office:value-type="float" office:value="0.591607978309962" calcext:value-type="float">
            <text:p>0.591607978309962</text:p>
          </table:table-cell>
          <table:table-cell table:formula="of:=[.B68]^(1-[.$C68])-[.$C68]/2+VLOOKUP([.$A68];[.$G$2:.$H$40];2;0)" office:value-type="float" office:value="0.279437684667964" calcext:value-type="float">
            <text:p>0.279437684667964</text:p>
          </table:table-cell>
          <table:table-cell table:formula="of:=IF([.D68]&gt;0;[.D68]^(1/(1-[.$C68]));0)" office:value-type="float" office:value="0.0440715244020552" calcext:value-type="float">
            <text:p>0.044071524402055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13903" calcext:value-type="float">
            <text:p>0.0713903</text:p>
          </table:table-cell>
          <table:table-cell table:formula="of:=SQRT([.A69])" office:value-type="float" office:value="0.632455532033676" calcext:value-type="float">
            <text:p>0.632455532033676</text:p>
          </table:table-cell>
          <table:table-cell table:formula="of:=[.B69]^(1-[.$C69])-[.$C69]/2+VLOOKUP([.$A69];[.$G$2:.$H$40];2;0)" office:value-type="float" office:value="0.406510053107" calcext:value-type="float">
            <text:p>0.406510053107</text:p>
          </table:table-cell>
          <table:table-cell table:formula="of:=IF([.D69]&gt;0;[.D69]^(1/(1-[.$C69]));0)" office:value-type="float" office:value="0.0863728218860628" calcext:value-type="float">
            <text:p>0.0863728218860628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4059" calcext:value-type="float">
            <text:p>0.0144059</text:p>
          </table:table-cell>
          <table:table-cell table:formula="of:=SQRT([.A70])" office:value-type="float" office:value="0.741619848709566" calcext:value-type="float">
            <text:p>0.741619848709566</text:p>
          </table:table-cell>
          <table:table-cell table:formula="of:=[.B70]^(1-[.$C70])-[.$C70]/2+VLOOKUP([.$A70];[.$G$2:.$H$40];2;0)" office:value-type="float" office:value="0.299581894013659" calcext:value-type="float">
            <text:p>0.299581894013659</text:p>
          </table:table-cell>
          <table:table-cell table:formula="of:=IF([.D70]&gt;0;[.D70]^(1/(1-[.$C70]));0)" office:value-type="float" office:value="0.00941837125688001" calcext:value-type="float">
            <text:p>0.00941837125688001</text:p>
          </table:table-cell>
          <table:table-cell table:number-columns-repeated="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367097" calcext:value-type="float">
            <text:p>0.0367097</text:p>
          </table:table-cell>
          <table:table-cell table:formula="of:=SQRT([.A71])" office:value-type="float" office:value="0.758287544405155" calcext:value-type="float">
            <text:p>0.758287544405155</text:p>
          </table:table-cell>
          <table:table-cell table:formula="of:=[.B71]^(1-[.$C71])-[.$C71]/2+VLOOKUP([.$A71];[.$G$2:.$H$40];2;0)" office:value-type="float" office:value="0.408210124687954" calcext:value-type="float">
            <text:p>0.408210124687954</text:p>
          </table:table-cell>
          <table:table-cell table:formula="of:=IF([.D71]&gt;0;[.D71]^(1/(1-[.$C71]));0)" office:value-type="float" office:value="0.0245566376410629" calcext:value-type="float">
            <text:p>0.0245566376410629</text:p>
          </table:table-cell>
          <table:table-cell table:number-columns-repeated="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647374" calcext:value-type="float">
            <text:p>0.000647374</text:p>
          </table:table-cell>
          <table:table-cell table:formula="of:=SQRT([.A72])" office:value-type="float" office:value="0.651920240520265" calcext:value-type="float">
            <text:p>0.651920240520265</text:p>
          </table:table-cell>
          <table:table-cell table:formula="of:=[.B72]^(1-[.$C72])-[.$C72]/2+VLOOKUP([.$A72];[.$G$2:.$H$40];2;0)" office:value-type="float" office:value="0.094812647334828" calcext:value-type="float">
            <text:p>0.094812647334828</text:p>
          </table:table-cell>
          <table:table-cell table:formula="of:=IF([.D72]&gt;0;[.D72]^(1/(1-[.$C72]));0)" office:value-type="float" office:value="0.00114983159857362" calcext:value-type="float">
            <text:p>0.00114983159857362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0723" calcext:value-type="float">
            <text:p>0.0100723</text:p>
          </table:table-cell>
          <table:table-cell table:formula="of:=SQRT([.A73])" office:value-type="float" office:value="0.670820393249937" calcext:value-type="float">
            <text:p>0.670820393249937</text:p>
          </table:table-cell>
          <table:table-cell table:formula="of:=[.B73]^(1-[.$C73])-[.$C73]/2+VLOOKUP([.$A73];[.$G$2:.$H$40];2;0)" office:value-type="float" office:value="0.225214304469432" calcext:value-type="float">
            <text:p>0.225214304469432</text:p>
          </table:table-cell>
          <table:table-cell table:formula="of:=IF([.D73]&gt;0;[.D73]^(1/(1-[.$C73]));0)" office:value-type="float" office:value="0.010796432294054" calcext:value-type="float">
            <text:p>0.01079643229405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468202" calcext:value-type="float">
            <text:p>0.000468202</text:p>
          </table:table-cell>
          <table:table-cell table:formula="of:=SQRT([.A74])" office:value-type="float" office:value="0.707106781186548" calcext:value-type="float">
            <text:p>0.707106781186548</text:p>
          </table:table-cell>
          <table:table-cell table:formula="of:=[.B74]^(1-[.$C74])-[.$C74]/2+VLOOKUP([.$A74];[.$G$2:.$H$40];2;0)" office:value-type="float" office:value="0.0958454786512941" calcext:value-type="float">
            <text:p>0.0958454786512941</text:p>
          </table:table-cell>
          <table:table-cell table:formula="of:=IF([.D74]&gt;0;[.D74]^(1/(1-[.$C74]));0)" office:value-type="float" office:value="0.000333325123619303" calcext:value-type="float">
            <text:p>0.000333325123619303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5998" calcext:value-type="float">
            <text:p>0.15998</text:p>
          </table:table-cell>
          <table:table-cell table:formula="of:=SQRT([.A75])" office:value-type="float" office:value="0.547722557505166" calcext:value-type="float">
            <text:p>0.547722557505166</text:p>
          </table:table-cell>
          <table:table-cell table:formula="of:=[.B75]^(1-[.$C75])-[.$C75]/2+VLOOKUP([.$A75];[.$G$2:.$H$40];2;0)" office:value-type="float" office:value="0.495599834451089" calcext:value-type="float">
            <text:p>0.495599834451089</text:p>
          </table:table-cell>
          <table:table-cell table:formula="of:=IF([.D75]&gt;0;[.D75]^(1/(1-[.$C75]));0)" office:value-type="float" office:value="0.21179960902136" calcext:value-type="float">
            <text:p>0.21179960902136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532366" calcext:value-type="float">
            <text:p>0.00532366</text:p>
          </table:table-cell>
          <table:table-cell table:formula="of:=SQRT([.A76])" office:value-type="float" office:value="0.741619848709566" calcext:value-type="float">
            <text:p>0.741619848709566</text:p>
          </table:table-cell>
          <table:table-cell table:formula="of:=[.B76]^(1-[.$C76])-[.$C76]/2+VLOOKUP([.$A76];[.$G$2:.$H$40];2;0)" office:value-type="float" office:value="0.223752526769158" calcext:value-type="float">
            <text:p>0.223752526769158</text:p>
          </table:table-cell>
          <table:table-cell table:formula="of:=IF([.D76]&gt;0;[.D76]^(1/(1-[.$C76]));0)" office:value-type="float" office:value="0.00304388880659995" calcext:value-type="float">
            <text:p>0.0030438888065999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68481" calcext:value-type="float">
            <text:p>0.0268481</text:p>
          </table:table-cell>
          <table:table-cell table:formula="of:=SQRT([.A77])" office:value-type="float" office:value="0.707106781186548" calcext:value-type="float">
            <text:p>0.707106781186548</text:p>
          </table:table-cell>
          <table:table-cell table:formula="of:=[.B77]^(1-[.$C77])-[.$C77]/2+VLOOKUP([.$A77];[.$G$2:.$H$40];2;0)" office:value-type="float" office:value="0.336579388398259" calcext:value-type="float">
            <text:p>0.336579388398259</text:p>
          </table:table-cell>
          <table:table-cell table:formula="of:=IF([.D77]&gt;0;[.D77]^(1/(1-[.$C77]));0)" office:value-type="float" office:value="0.0242871070184091" calcext:value-type="float">
            <text:p>0.0242871070184091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234262" calcext:value-type="float">
            <text:p>0.00234262</text:p>
          </table:table-cell>
          <table:table-cell table:formula="of:=SQRT([.A78])" office:value-type="float" office:value="0.591607978309962" calcext:value-type="float">
            <text:p>0.591607978309962</text:p>
          </table:table-cell>
          <table:table-cell table:formula="of:=[.B78]^(1-[.$C78])-[.$C78]/2+VLOOKUP([.$A78];[.$G$2:.$H$40];2;0)" office:value-type="float" office:value="0.129595426268976" calcext:value-type="float">
            <text:p>0.129595426268976</text:p>
          </table:table-cell>
          <table:table-cell table:formula="of:=IF([.D78]&gt;0;[.D78]^(1/(1-[.$C78]));0)" office:value-type="float" office:value="0.00671525536047589" calcext:value-type="float">
            <text:p>0.00671525536047589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60419" calcext:value-type="float">
            <text:p>0.0160419</text:p>
          </table:table-cell>
          <table:table-cell table:formula="of:=SQRT([.A79])" office:value-type="float" office:value="0.724568837309472" calcext:value-type="float">
            <text:p>0.724568837309472</text:p>
          </table:table-cell>
          <table:table-cell table:formula="of:=[.B79]^(1-[.$C79])-[.$C79]/2+VLOOKUP([.$A79];[.$G$2:.$H$40];2;0)" office:value-type="float" office:value="0.298398519968915" calcext:value-type="float">
            <text:p>0.298398519968915</text:p>
          </table:table-cell>
          <table:table-cell table:formula="of:=IF([.D79]&gt;0;[.D79]^(1/(1-[.$C79]));0)" office:value-type="float" office:value="0.0123925122648495" calcext:value-type="float">
            <text:p>0.0123925122648495</text:p>
          </table:table-cell>
          <table:table-cell table:number-columns-repeated="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25421" calcext:value-type="float">
            <text:p>2.54E-05</text:p>
          </table:table-cell>
          <table:table-cell table:formula="of:=SQRT([.A80])" office:value-type="float" office:value="0.790569415042095" calcext:value-type="float">
            <text:p>0.790569415042095</text:p>
          </table:table-cell>
          <table:table-cell table:formula="of:=[.B80]^(1-[.$C80])-[.$C80]/2+VLOOKUP([.$A80];[.$G$2:.$H$40];2;0)" office:value-type="float" office:value="0.0540808791935851" calcext:value-type="float">
            <text:p>0.0540808791935851</text:p>
          </table:table-cell>
          <table:table-cell table:formula="of:=IF([.D80]&gt;0;[.D80]^(1/(1-[.$C80]));0)" office:value-type="float" office:value="0.00000089221941812096" calcext:value-type="float">
            <text:p>8.92219418120963E-07</text:p>
          </table:table-cell>
          <table:table-cell table:number-columns-repeated="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992246" calcext:value-type="float">
            <text:p>0.00992246</text:p>
          </table:table-cell>
          <table:table-cell table:formula="of:=SQRT([.A81])" office:value-type="float" office:value="0.612372435695794" calcext:value-type="float">
            <text:p>0.612372435695794</text:p>
          </table:table-cell>
          <table:table-cell table:formula="of:=[.B81]^(1-[.$C81])-[.$C81]/2+VLOOKUP([.$A81];[.$G$2:.$H$40];2;0)" office:value-type="float" office:value="0.210091329604068" calcext:value-type="float">
            <text:p>0.210091329604068</text:p>
          </table:table-cell>
          <table:table-cell table:formula="of:=IF([.D81]&gt;0;[.D81]^(1/(1-[.$C81]));0)" office:value-type="float" office:value="0.0178628714486394" calcext:value-type="float">
            <text:p>0.017862871448639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2144" calcext:value-type="float">
            <text:p>0.0132144</text:p>
          </table:table-cell>
          <table:table-cell table:formula="of:=SQRT([.A82])" office:value-type="float" office:value="0.707106781186548" calcext:value-type="float">
            <text:p>0.707106781186548</text:p>
          </table:table-cell>
          <table:table-cell table:formula="of:=[.B82]^(1-[.$C82])-[.$C82]/2+VLOOKUP([.$A82];[.$G$2:.$H$40];2;0)" office:value-type="float" office:value="0.27159333132168" calcext:value-type="float">
            <text:p>0.27159333132168</text:p>
          </table:table-cell>
          <table:table-cell table:formula="of:=IF([.D82]&gt;0;[.D82]^(1/(1-[.$C82]));0)" office:value-type="float" office:value="0.0116755922886288" calcext:value-type="float">
            <text:p>0.0116755922886288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333667" calcext:value-type="float">
            <text:p>0.0333667</text:p>
          </table:table-cell>
          <table:table-cell table:formula="of:=SQRT([.A83])" office:value-type="float" office:value="0.724568837309472" calcext:value-type="float">
            <text:p>0.724568837309472</text:p>
          </table:table-cell>
          <table:table-cell table:formula="of:=[.B83]^(1-[.$C83])-[.$C83]/2+VLOOKUP([.$A83];[.$G$2:.$H$40];2;0)" office:value-type="float" office:value="0.370003520814534" calcext:value-type="float">
            <text:p>0.370003520814534</text:p>
          </table:table-cell>
          <table:table-cell table:formula="of:=IF([.D83]&gt;0;[.D83]^(1/(1-[.$C83]));0)" office:value-type="float" office:value="0.0270581078662159" calcext:value-type="float">
            <text:p>0.0270581078662159</text:p>
          </table:table-cell>
          <table:table-cell table:number-columns-repeated="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73484" calcext:value-type="float">
            <text:p>0.00573484</text:p>
          </table:table-cell>
          <table:table-cell table:formula="of:=SQRT([.A84])" office:value-type="float" office:value="0.570087712549569" calcext:value-type="float">
            <text:p>0.570087712549569</text:p>
          </table:table-cell>
          <table:table-cell table:formula="of:=[.B84]^(1-[.$C84])-[.$C84]/2+VLOOKUP([.$A84];[.$G$2:.$H$40];2;0)" office:value-type="float" office:value="0.164126405001299" calcext:value-type="float">
            <text:p>0.164126405001299</text:p>
          </table:table-cell>
          <table:table-cell table:formula="of:=IF([.D84]&gt;0;[.D84]^(1/(1-[.$C84]));0)" office:value-type="float" office:value="0.014943806738368" calcext:value-type="float">
            <text:p>0.014943806738368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99998" calcext:value-type="float">
            <text:p>0.0699998</text:p>
          </table:table-cell>
          <table:table-cell table:formula="of:=SQRT([.A85])" office:value-type="float" office:value="0.591607978309962" calcext:value-type="float">
            <text:p>0.591607978309962</text:p>
          </table:table-cell>
          <table:table-cell table:formula="of:=[.B85]^(1-[.$C85])-[.$C85]/2+VLOOKUP([.$A85];[.$G$2:.$H$40];2;0)" office:value-type="float" office:value="0.382856088487302" calcext:value-type="float">
            <text:p>0.382856088487302</text:p>
          </table:table-cell>
          <table:table-cell table:formula="of:=IF([.D85]&gt;0;[.D85]^(1/(1-[.$C85]));0)" office:value-type="float" office:value="0.0952816643135218" calcext:value-type="float">
            <text:p>0.0952816643135218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8155" calcext:value-type="float">
            <text:p>0.0248155</text:p>
          </table:table-cell>
          <table:table-cell table:formula="of:=SQRT([.A86])" office:value-type="float" office:value="0.670820393249937" calcext:value-type="float">
            <text:p>0.670820393249937</text:p>
          </table:table-cell>
          <table:table-cell table:formula="of:=[.B86]^(1-[.$C86])-[.$C86]/2+VLOOKUP([.$A86];[.$G$2:.$H$40];2;0)" office:value-type="float" office:value="0.301282166080043" calcext:value-type="float">
            <text:p>0.301282166080043</text:p>
          </table:table-cell>
          <table:table-cell table:formula="of:=IF([.D86]&gt;0;[.D86]^(1/(1-[.$C86]));0)" office:value-type="float" office:value="0.0261334458907076" calcext:value-type="float">
            <text:p>0.0261334458907076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300438" calcext:value-type="float">
            <text:p>3.00E-05</text:p>
          </table:table-cell>
          <table:table-cell table:formula="of:=SQRT([.A87])" office:value-type="float" office:value="0.724568837309472" calcext:value-type="float">
            <text:p>0.724568837309472</text:p>
          </table:table-cell>
          <table:table-cell table:formula="of:=[.B87]^(1-[.$C87])-[.$C87]/2+VLOOKUP([.$A87];[.$G$2:.$H$40];2;0)" office:value-type="float" office:value="0.0348250464837867" calcext:value-type="float">
            <text:p>0.0348250464837867</text:p>
          </table:table-cell>
          <table:table-cell table:formula="of:=IF([.D87]&gt;0;[.D87]^(1/(1-[.$C87]));0)" office:value-type="float" office:value="0.00000508262599057375" calcext:value-type="float">
            <text:p>5.08262599057375E-0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48213" calcext:value-type="float">
            <text:p>0.0148213</text:p>
          </table:table-cell>
          <table:table-cell table:formula="of:=SQRT([.A88])" office:value-type="float" office:value="0.707106781186548" calcext:value-type="float">
            <text:p>0.707106781186548</text:p>
          </table:table-cell>
          <table:table-cell table:formula="of:=[.B88]^(1-[.$C88])-[.$C88]/2+VLOOKUP([.$A88];[.$G$2:.$H$40];2;0)" office:value-type="float" office:value="0.281220082007872" calcext:value-type="float">
            <text:p>0.281220082007872</text:p>
          </table:table-cell>
          <table:table-cell table:formula="of:=IF([.D88]&gt;0;[.D88]^(1/(1-[.$C88]));0)" office:value-type="float" office:value="0.0131500229121471" calcext:value-type="float">
            <text:p>0.0131500229121471</text:p>
          </table:table-cell>
          <table:table-cell table:number-columns-repeated="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165203" calcext:value-type="float">
            <text:p>0.00165203</text:p>
          </table:table-cell>
          <table:table-cell table:formula="of:=SQRT([.A89])" office:value-type="float" office:value="0.612372435695794" calcext:value-type="float">
            <text:p>0.612372435695794</text:p>
          </table:table-cell>
          <table:table-cell table:formula="of:=[.B89]^(1-[.$C89])-[.$C89]/2+VLOOKUP([.$A89];[.$G$2:.$H$40];2;0)" office:value-type="float" office:value="0.126303597517366" calcext:value-type="float">
            <text:p>0.126303597517366</text:p>
          </table:table-cell>
          <table:table-cell table:formula="of:=IF([.D89]&gt;0;[.D89]^(1/(1-[.$C89]));0)" office:value-type="float" office:value="0.00480657765615045" calcext:value-type="float">
            <text:p>0.00480657765615045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98941" calcext:value-type="float">
            <text:p>0.0198941</text:p>
          </table:table-cell>
          <table:table-cell table:formula="of:=SQRT([.A90])" office:value-type="float" office:value="0.670820393249937" calcext:value-type="float">
            <text:p>0.670820393249937</text:p>
          </table:table-cell>
          <table:table-cell table:formula="of:=[.B90]^(1-[.$C90])-[.$C90]/2+VLOOKUP([.$A90];[.$G$2:.$H$40];2;0)" office:value-type="float" office:value="0.280495489288278" calcext:value-type="float">
            <text:p>0.280495489288278</text:p>
          </table:table-cell>
          <table:table-cell table:formula="of:=IF([.D90]&gt;0;[.D90]^(1/(1-[.$C90]));0)" office:value-type="float" office:value="0.0210319110061397" calcext:value-type="float">
            <text:p>0.0210319110061397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187343" calcext:value-type="float">
            <text:p>0.000187343</text:p>
          </table:table-cell>
          <table:table-cell table:formula="of:=SQRT([.A91])" office:value-type="float" office:value="0.670820393249937" calcext:value-type="float">
            <text:p>0.670820393249937</text:p>
          </table:table-cell>
          <table:table-cell table:formula="of:=[.B91]^(1-[.$C91])-[.$C91]/2+VLOOKUP([.$A91];[.$G$2:.$H$40];2;0)" office:value-type="float" office:value="0.0643850343804369" calcext:value-type="float">
            <text:p>0.0643850343804369</text:p>
          </table:table-cell>
          <table:table-cell table:formula="of:=IF([.D91]&gt;0;[.D91]^(1/(1-[.$C91]));0)" office:value-type="float" office:value="0.000240580841238842" calcext:value-type="float">
            <text:p>0.00024058084123884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212507" calcext:value-type="float">
            <text:p>2.13E-06</text:p>
          </table:table-cell>
          <table:table-cell table:formula="of:=SQRT([.A92])" office:value-type="float" office:value="0.774596669241483" calcext:value-type="float">
            <text:p>0.774596669241483</text:p>
          </table:table-cell>
          <table:table-cell table:formula="of:=[.B92]^(1-[.$C92])-[.$C92]/2+VLOOKUP([.$A92];[.$G$2:.$H$40];2;0)" office:value-type="float" office:value="0.000385452802182218" calcext:value-type="float">
            <text:p>0.000385452802182218</text:p>
          </table:table-cell>
          <table:table-cell table:formula="of:=IF([.D92]&gt;0;[.D92]^(1/(1-[.$C92]));0)" office:value-type="float" office:value="7.13985988841234E-016" calcext:value-type="float">
            <text:p>7.13985988841234E-16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814839" calcext:value-type="float">
            <text:p>8.15E-05</text:p>
          </table:table-cell>
          <table:table-cell table:formula="of:=SQRT([.A93])" office:value-type="float" office:value="0.741619848709566" calcext:value-type="float">
            <text:p>0.741619848709566</text:p>
          </table:table-cell>
          <table:table-cell table:formula="of:=[.B93]^(1-[.$C93])-[.$C93]/2+VLOOKUP([.$A93];[.$G$2:.$H$40];2;0)" office:value-type="float" office:value="0.0530318433409794" calcext:value-type="float">
            <text:p>0.0530318433409794</text:p>
          </table:table-cell>
          <table:table-cell table:formula="of:=IF([.D93]&gt;0;[.D93]^(1/(1-[.$C93]));0)" office:value-type="float" office:value="0.0000115775702159913" calcext:value-type="float">
            <text:p>1.15775702159913E-05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28567" calcext:value-type="float">
            <text:p>0.00028567</text:p>
          </table:table-cell>
          <table:table-cell table:formula="of:=SQRT([.A94])" office:value-type="float" office:value="0.670820393249937" calcext:value-type="float">
            <text:p>0.670820393249937</text:p>
          </table:table-cell>
          <table:table-cell table:formula="of:=[.B94]^(1-[.$C94])-[.$C94]/2+VLOOKUP([.$A94];[.$G$2:.$H$40];2;0)" office:value-type="float" office:value="0.0732193523395496" calcext:value-type="float">
            <text:p>0.0732193523395496</text:p>
          </table:table-cell>
          <table:table-cell table:formula="of:=IF([.D94]&gt;0;[.D94]^(1/(1-[.$C94]));0)" office:value-type="float" office:value="0.000355547612043811" calcext:value-type="float">
            <text:p>0.000355547612043811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89196" calcext:value-type="float">
            <text:p>0.0789196</text:p>
          </table:table-cell>
          <table:table-cell table:formula="of:=SQRT([.A95])" office:value-type="float" office:value="0.591607978309962" calcext:value-type="float">
            <text:p>0.591607978309962</text:p>
          </table:table-cell>
          <table:table-cell table:formula="of:=[.B95]^(1-[.$C95])-[.$C95]/2+VLOOKUP([.$A95];[.$G$2:.$H$40];2;0)" office:value-type="float" office:value="0.399801713576538" calcext:value-type="float">
            <text:p>0.399801713576538</text:p>
          </table:table-cell>
          <table:table-cell table:formula="of:=IF([.D95]&gt;0;[.D95]^(1/(1-[.$C95]));0)" office:value-type="float" office:value="0.105941422589043" calcext:value-type="float">
            <text:p>0.105941422589043</text:p>
          </table:table-cell>
          <table:table-cell table:number-columns-repeated="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0727599" calcext:value-type="float">
            <text:p>0.000727599</text:p>
          </table:table-cell>
          <table:table-cell table:formula="of:=SQRT([.A96])" office:value-type="float" office:value="0.570087712549569" calcext:value-type="float">
            <text:p>0.570087712549569</text:p>
          </table:table-cell>
          <table:table-cell table:formula="of:=[.B96]^(1-[.$C96])-[.$C96]/2+VLOOKUP([.$A96];[.$G$2:.$H$40];2;0)" office:value-type="float" office:value="0.100153429677278" calcext:value-type="float">
            <text:p>0.100153429677278</text:p>
          </table:table-cell>
          <table:table-cell table:formula="of:=IF([.D96]&gt;0;[.D96]^(1/(1-[.$C96]));0)" office:value-type="float" office:value="0.00473688540034221" calcext:value-type="float">
            <text:p>0.00473688540034221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87327" calcext:value-type="float">
            <text:p>0.00387327</text:p>
          </table:table-cell>
          <table:table-cell table:formula="of:=SQRT([.A97])" office:value-type="float" office:value="0.741619848709566" calcext:value-type="float">
            <text:p>0.741619848709566</text:p>
          </table:table-cell>
          <table:table-cell table:formula="of:=[.B97]^(1-[.$C97])-[.$C97]/2+VLOOKUP([.$A97];[.$G$2:.$H$40];2;0)" office:value-type="float" office:value="0.203356500625028" calcext:value-type="float">
            <text:p>0.203356500625028</text:p>
          </table:table-cell>
          <table:table-cell table:formula="of:=IF([.D97]&gt;0;[.D97]^(1/(1-[.$C97]));0)" office:value-type="float" office:value="0.00210268617790511" calcext:value-type="float">
            <text:p>0.00210268617790511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936886" calcext:value-type="float">
            <text:p>0.0936886</text:p>
          </table:table-cell>
          <table:table-cell table:formula="of:=SQRT([.A98])" office:value-type="float" office:value="0.670820393249937" calcext:value-type="float">
            <text:p>0.670820393249937</text:p>
          </table:table-cell>
          <table:table-cell table:formula="of:=[.B98]^(1-[.$C98])-[.$C98]/2+VLOOKUP([.$A98];[.$G$2:.$H$40];2;0)" office:value-type="float" office:value="0.463758550693071" calcext:value-type="float">
            <text:p>0.463758550693071</text:p>
          </table:table-cell>
          <table:table-cell table:formula="of:=IF([.D98]&gt;0;[.D98]^(1/(1-[.$C98]));0)" office:value-type="float" office:value="0.0968820198208726" calcext:value-type="float">
            <text:p>0.0968820198208726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8851" calcext:value-type="float">
            <text:p>0.0108851</text:p>
          </table:table-cell>
          <table:table-cell table:formula="of:=SQRT([.A99])" office:value-type="float" office:value="0.741619848709566" calcext:value-type="float">
            <text:p>0.741619848709566</text:p>
          </table:table-cell>
          <table:table-cell table:formula="of:=[.B99]^(1-[.$C99])-[.$C99]/2+VLOOKUP([.$A99];[.$G$2:.$H$40];2;0)" office:value-type="float" office:value="0.276227496702711" calcext:value-type="float">
            <text:p>0.276227496702711</text:p>
          </table:table-cell>
          <table:table-cell table:formula="of:=IF([.D99]&gt;0;[.D99]^(1/(1-[.$C99]));0)" office:value-type="float" office:value="0.00687945643899434" calcext:value-type="float">
            <text:p>0.0068794564389943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87984" calcext:value-type="float">
            <text:p>0.0187984</text:p>
          </table:table-cell>
          <table:table-cell table:formula="of:=SQRT([.A100])" office:value-type="float" office:value="0.547722557505166" calcext:value-type="float">
            <text:p>0.547722557505166</text:p>
          </table:table-cell>
          <table:table-cell table:formula="of:=[.B100]^(1-[.$C100])-[.$C100]/2+VLOOKUP([.$A100];[.$G$2:.$H$40];2;0)" office:value-type="float" office:value="0.224805702984014" calcext:value-type="float">
            <text:p>0.224805702984014</text:p>
          </table:table-cell>
          <table:table-cell table:formula="of:=IF([.D100]&gt;0;[.D100]^(1/(1-[.$C100]));0)" office:value-type="float" office:value="0.0368829038407053" calcext:value-type="float">
            <text:p>0.0368829038407053</text:p>
          </table:table-cell>
          <table:table-cell table:number-columns-repeated="3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142118" calcext:value-type="float">
            <text:p>1.42E-06</text:p>
          </table:table-cell>
          <table:table-cell table:formula="of:=SQRT([.A101])" office:value-type="float" office:value="0.724568837309472" calcext:value-type="float">
            <text:p>0.724568837309472</text:p>
          </table:table-cell>
          <table:table-cell table:formula="of:=[.B101]^(1-[.$C101])-[.$C101]/2+VLOOKUP([.$A101];[.$G$2:.$H$40];2;0)" office:value-type="float" office:value="0.00253043951525744" calcext:value-type="float">
            <text:p>0.00253043951525744</text:p>
          </table:table-cell>
          <table:table-cell table:formula="of:=IF([.D101]&gt;0;[.D101]^(1/(1-[.$C101]));0)" office:value-type="float" office:value="0.00000000037312836793" calcext:value-type="float">
            <text:p>3.73128367934746E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402077203774371" calcext:value-type="float">
            <text:p>0.0402077203774371</text:p>
          </table:table-cell>
          <table:table-cell table:formula="of:=AVERAGE([.C2:.C101])" office:value-type="float" office:value="0.663799445525779" calcext:value-type="float">
            <text:p>0.663799445525779</text:p>
          </table:table-cell>
          <table:table-cell table:formula="of:=AVERAGE([.D2:.D101])" office:value-type="float" office:value="0.258290365777896" calcext:value-type="float">
            <text:p>0.258290365777896</text:p>
          </table:table-cell>
          <table:table-cell table:formula="of:=AVERAGE([.E2:.E101])" office:value-type="float" office:value="0.0482988445218452" calcext:value-type="float">
            <text:p>0.04829884452184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6:27:49.691413996</meta:creation-date>
    <dc:date>2023-03-26T15:07:58.949077901</dc:date>
    <meta:editing-duration>PT1H1M9S</meta:editing-duration>
    <meta:editing-cycles>4</meta:editing-cycles>
    <meta:generator>LibreOffice/7.3.7.2$Linux_X86_64 LibreOffice_project/30$Build-2</meta:generator>
    <meta:document-statistic meta:table-count="1" meta:cell-count="590" meta:object-count="0"/>
  </office:meta>
</office:document-meta>
</file>